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0588" officeooo:paragraph-rsid="0002058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0588" officeooo:paragraph-rsid="00020588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EX CODE</text:p>
      <text:p text:style-name="P1"/>
      <text:p text:style-name="P1"/>
      <text:p text:style-name="P2">\documentclass{article}</text:p>
      <text:p text:style-name="P2">\usepackage{geometry}</text:p>
      <text:p text:style-name="P2">\usepackage{listings}</text:p>
      <text:p text:style-name="P2">\geometry{a4paper, margin=1in}</text:p>
      <text:p text:style-name="P2">\begin{document}</text:p>
      <text:p text:style-name="P2">\title{Calculator Code Documentation}</text:p>
      <text:p text:style-name="P2">\author{Your Name}</text:p>
      <text:p text:style-name="P2">\date{\today}</text:p>
      <text:p text:style-name="P2">\maketitle</text:p>
      <text:p text:style-name="P2">\section{Overview}</text:p>
      <text:p text:style-name="P2">This document provides documentation for the calculator program written in C. The program includes basic arithmetic operations, trigonometric functions, logarithmic functions, and other mathematical operations.</text:p>
      <text:p text:style-name="P2"/>
      <text:p text:style-name="P2">\section{Global Variables}</text:p>
      <text:p text:style-name="P2">\begin{itemize}</text:p>
      <text:p text:style-name="P2"><text:s text:c="4"/>\item \texttt{intResult}: A global variable to hold integer results.</text:p>
      <text:p text:style-name="P2"><text:s text:c="4"/>\item \texttt{k}: A global variable used as a flag for certain operations.</text:p>
      <text:p text:style-name="P2"><text:s text:c="4"/>\item \texttt{result}: A global variable to hold floating-point results.</text:p>
      <text:p text:style-name="P2">\end{itemize}</text:p>
      <text:p text:style-name="P2"/>
      <text:p text:style-name="P2">\section{Functions}</text:p>
      <text:p text:style-name="P2">\subsection{\texttt{menu}}</text:p>
      <text:p text:style-name="P2">\begin{lstlisting}[language=C]</text:p>
      <text:p text:style-name="P2">int menu();</text:p>
      <text:p text:style-name="P2">\end{lstlisting}</text:p>
      <text:p text:style-name="P2">This function displays a menu of operations and takes user input to determine the chosen operation.</text:p>
      <text:p text:style-name="P2"/>
      <text:p text:style-name="P2">\subsection{\texttt{addition}}</text:p>
      <text:p text:style-name="P2">\begin{lstlisting}[language=C]</text:p>
      <text:p text:style-name="P2">void addition();</text:p>
      <text:p text:style-name="P2">\end{lstlisting}</text:p>
      <text:p text:style-name="P2">Performs addition of two numbers or adds a single number to the result, depending on the value of \texttt{k}.</text:p>
      <text:p text:style-name="P2"/>
      <text:p text:style-name="P2">\subsection{\texttt{subtraction}}</text:p>
      <text:p text:style-name="P2">\begin{lstlisting}[language=C]</text:p>
      <text:p text:style-name="P2">void subtraction();</text:p>
      <text:p text:style-name="P2">\end{lstlisting}</text:p>
      <text:p text:style-name="P2">Performs subtraction of two numbers or subtracts a single number from the result, depending on the value of \texttt{k}.</text:p>
      <text:p text:style-name="P2"/>
      <text:p text:style-name="P2">\subsection{\texttt{multiplication}}</text:p>
      <text:p text:style-name="P2">\begin{lstlisting}[language=C]</text:p>
      <text:p text:style-name="P2">void multiplication();</text:p>
      <text:p text:style-name="P2">\end{lstlisting}</text:p>
      <text:p text:style-name="P2">Performs multiplication of two numbers or multiplies the result by a single number, depending on the value of \texttt{k}.</text:p>
      <text:p text:style-name="P2"/>
      <text:p text:style-name="P2"><text:soft-page-break/>\subsection{\texttt{division}}</text:p>
      <text:p text:style-name="P2">\begin{lstlisting}[language=C]</text:p>
      <text:p text:style-name="P2">void division();</text:p>
      <text:p text:style-name="P2">\end{lstlisting}</text:p>
      <text:p text:style-name="P2">Performs division of two numbers or divides the result by a single number, depending on the value of \texttt{k}.</text:p>
      <text:p text:style-name="P2"/>
      <text:p text:style-name="P2">\subsection{\texttt{sine}}</text:p>
      <text:p text:style-name="P2">\begin{lstlisting}[language=C]</text:p>
      <text:p text:style-name="P2">void sine();</text:p>
      <text:p text:style-name="P2">\end{lstlisting}</text:p>
      <text:p text:style-name="P2">Calculates the sine of an angle in radians.</text:p>
      <text:p text:style-name="P2"/>
      <text:p text:style-name="P2">\subsection{\texttt{cosine}}</text:p>
      <text:p text:style-name="P2">\begin{lstlisting}[language=C]</text:p>
      <text:p text:style-name="P2">void cosine();</text:p>
      <text:p text:style-name="P2">\end{lstlisting}</text:p>
      <text:p text:style-name="P2">Calculates the cosine of an angle in radians.</text:p>
      <text:p text:style-name="P2"/>
      <text:p text:style-name="P2">\subsection{\texttt{tangent}}</text:p>
      <text:p text:style-name="P2">\begin{lstlisting}[language=C]</text:p>
      <text:p text:style-name="P2">void tangent();</text:p>
      <text:p text:style-name="P2">\end{lstlisting}</text:p>
      <text:p text:style-name="P2">Calculates the tangent of an angle in radians.</text:p>
      <text:p text:style-name="P2"/>
      <text:p text:style-name="P2">\subsection{\texttt{logBasee}}</text:p>
      <text:p text:style-name="P2">\begin{lstlisting}[language=C]</text:p>
      <text:p text:style-name="P2">void logBasee();</text:p>
      <text:p text:style-name="P2">\end{lstlisting}</text:p>
      <text:p text:style-name="P2">Calculates the natural logarithm (base \(e\)) of a number.</text:p>
      <text:p text:style-name="P2"/>
      <text:p text:style-name="P2">\subsection{\texttt{logBase10}}</text:p>
      <text:p text:style-name="P2">\begin{lstlisting}[language=C]</text:p>
      <text:p text:style-name="P2">void logBase10();</text:p>
      <text:p text:style-name="P2">\end{lstlisting}</text:p>
      <text:p text:style-name="P2">Calculates the logarithm (base 10) of a number.</text:p>
      <text:p text:style-name="P2"/>
      <text:p text:style-name="P2">\subsection{\texttt{squareRoot}}</text:p>
      <text:p text:style-name="P2">\begin{lstlisting}[language=C]</text:p>
      <text:p text:style-name="P2">void squareRoot();</text:p>
      <text:p text:style-name="P2">\end{lstlisting}</text:p>
      <text:p text:style-name="P2">Calculates the square root of a number.</text:p>
      <text:p text:style-name="P2"/>
      <text:p text:style-name="P2">\subsection{\texttt{power}}</text:p>
      <text:p text:style-name="P2">\begin{lstlisting}[language=C]</text:p>
      <text:p text:style-name="P2">void power();</text:p>
      <text:p text:style-name="P2">\end{lstlisting}</text:p>
      <text:p text:style-name="P2">Calculates the power of a number.</text:p>
      <text:p text:style-name="P2"/>
      <text:p text:style-name="P2">\subsection{\texttt{clear}}</text:p>
      <text:p text:style-name="P2">\begin{lstlisting}[language=C]</text:p>
      <text:p text:style-name="P2">void clear();</text:p>
      <text:p text:style-name="P2"><text:soft-page-break/>\end{lstlisting}</text:p>
      <text:p text:style-name="P2">Resets global variables (\texttt{intResult}, \texttt{result}, and \texttt{k}) to clear previous data.</text:p>
      <text:p text:style-name="P2">\section{Main Program}</text:p>
      <text:p text:style-name="P2">\begin{lstlisting}[language=C]</text:p>
      <text:p text:style-name="P2">void main();</text:p>
      <text:p text:style-name="P2">\end{lstlisting}</text:p>
      <text:p text:style-name="P2">The main program contains a loop that continuously displays a menu, performs the chosen operation, and waits for user input to continue.</text:p>
      <text:p text:style-name="P2">\title{Calculator Code Output}</text:p>
      <text:p text:style-name="P2">\author{Your Name}</text:p>
      <text:p text:style-name="P2">\date{\today}</text:p>
      <text:p text:style-name="P2"/>
      <text:p text:style-name="P2">\maketitle</text:p>
      <text:p text:style-name="P2"/>
      <text:p text:style-name="P2">\section{Output}</text:p>
      <text:p text:style-name="P2">\begin{verbatim}</text:p>
      <text:p text:style-name="P2"><text:s text:c="4"/>Old Decimal Result = 0.000000</text:p>
      <text:p text:style-name="P2"><text:s text:c="4"/>Old Integer Result = 0</text:p>
      <text:p text:style-name="P2"/>
      <text:p text:style-name="P2">1. Addition</text:p>
      <text:p text:style-name="P2">2. Subtraction</text:p>
      <text:p text:style-name="P2">3. Multiplication</text:p>
      <text:p text:style-name="P2">4. Division</text:p>
      <text:p text:style-name="P2">5. Sine</text:p>
      <text:p text:style-name="P2">6. Cosine</text:p>
      <text:p text:style-name="P2">7. Tangent</text:p>
      <text:p text:style-name="P2">8. log(base e)</text:p>
      <text:p text:style-name="P2">9. log(base 10)</text:p>
      <text:p text:style-name="P2">10. SquareRoot</text:p>
      <text:p text:style-name="P2">11. Power</text:p>
      <text:p text:style-name="P2">12. Clear</text:p>
      <text:p text:style-name="P2">13. Exit</text:p>
      <text:p text:style-name="P2">Enter your choice: 1</text:p>
      <text:p text:style-name="P2">Enter two numbers: 5 3</text:p>
      <text:p text:style-name="P2">Result = 8.000000</text:p>
      <text:p text:style-name="P2">Press any button to continue......</text:p>
      <text:p text:style-name="P2"/>
      <text:p text:style-name="P2"><text:s text:c="4"/>Old Decimal Result = 8.000000</text:p>
      <text:p text:style-name="P2"><text:s text:c="4"/>Old Integer Result = 0</text:p>
      <text:p text:style-name="P2"/>
      <text:p text:style-name="P2">1. Addition</text:p>
      <text:p text:style-name="P2">2. Subtraction</text:p>
      <text:p text:style-name="P2">3. Multiplication</text:p>
      <text:p text:style-name="P2">4. Division</text:p>
      <text:p text:style-name="P2">5. Sine</text:p>
      <text:p text:style-name="P2">6. Cosine</text:p>
      <text:p text:style-name="P2">7. Tangent</text:p>
      <text:p text:style-name="P2">8. log(base e)</text:p>
      <text:p text:style-name="P2">9. log(base 10)</text:p>
      <text:p text:style-name="P2">10. SquareRoot</text:p>
      <text:p text:style-name="P2">11. Power</text:p>
      <text:p text:style-name="P2">12. Clear</text:p>
      <text:p text:style-name="P2"><text:soft-page-break/>13. Exit</text:p>
      <text:p text:style-name="P2">Enter your choice: 5</text:p>
      <text:p text:style-name="P2">Enter angle in radians: 1.5708</text:p>
      <text:p text:style-name="P2">Result = 1.000000</text:p>
      <text:p text:style-name="P2">Press any button to continue......</text:p>
      <text:p text:style-name="P2"/>
      <text:p text:style-name="P2"><text:s text:c="4"/>Old Decimal Result = 1.000000</text:p>
      <text:p text:style-name="P2"><text:s text:c="4"/>Old Integer Result = 0</text:p>
      <text:p text:style-name="P2"/>
      <text:p text:style-name="P2">1. Addition</text:p>
      <text:p text:style-name="P2">2. Subtraction</text:p>
      <text:p text:style-name="P2">3. Multiplication</text:p>
      <text:p text:style-name="P2">4. Division</text:p>
      <text:p text:style-name="P2">5. Sine</text:p>
      <text:p text:style-name="P2">6. Cosine</text:p>
      <text:p text:style-name="P2">7. Tangent</text:p>
      <text:p text:style-name="P2">8. log(base e)</text:p>
      <text:p text:style-name="P2">9. log(base 10)</text:p>
      <text:p text:style-name="P2">10. SquareRoot</text:p>
      <text:p text:style-name="P2">11. Power</text:p>
      <text:p text:style-name="P2">12. Clear</text:p>
      <text:p text:style-name="P2">13. Exit</text:p>
      <text:p text:style-name="P2">Enter your choice: 12</text:p>
      <text:p text:style-name="P2">Old Data Cleared</text:p>
      <text:p text:style-name="P2">Press any button to continue......</text:p>
      <text:p text:style-name="P2"/>
      <text:p text:style-name="P2"><text:s text:c="4"/>Old Decimal Result = 0.000000</text:p>
      <text:p text:style-name="P2"><text:s text:c="4"/>Old Integer Result = 0</text:p>
      <text:p text:style-name="P2"/>
      <text:p text:style-name="P2">1. Addition</text:p>
      <text:p text:style-name="P2">2. Subtraction</text:p>
      <text:p text:style-name="P2">3. Multiplication</text:p>
      <text:p text:style-name="P2">4. Division</text:p>
      <text:p text:style-name="P2">5. Sine</text:p>
      <text:p text:style-name="P2">6. Cosine</text:p>
      <text:p text:style-name="P2">7. Tangent</text:p>
      <text:p text:style-name="P2">8. log(base e)</text:p>
      <text:p text:style-name="P2">9. log(base 10)</text:p>
      <text:p text:style-name="P2">10. SquareRoot</text:p>
      <text:p text:style-name="P2">11. Power</text:p>
      <text:p text:style-name="P2">12. Clear</text:p>
      <text:p text:style-name="P2">13. Exit</text:p>
      <text:p text:style-name="P2">Enter your choice: 13</text:p>
      <text:p text:style-name="P2">\end{verbatim}</text:p>
      <text:p text:style-name="P2">\end{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17:55.408729324</meta:creation-date>
    <dc:date>2023-11-09T13:19:51.501189215</dc:date>
    <meta:editing-duration>PT1M56S</meta:editing-duration>
    <meta:editing-cycles>1</meta:editing-cycles>
    <meta:document-statistic meta:table-count="0" meta:image-count="0" meta:object-count="0" meta:page-count="4" meta:paragraph-count="169" meta:word-count="539" meta:character-count="4344" meta:non-whitespace-character-count="3930"/>
    <meta:generator>LibreOffice/7.6.2.1$Linux_X86_64 LibreOffice_project/60$Build-1</meta:generator>
  </office:meta>
</office:document-meta>
</file>